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uturaBT Book" svg:font-family="'FuturaBT Book', sans-serif"/>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T1" style:family="text">
      <style:text-properties fo:font-variant="normal" fo:text-transform="none" fo:color="#3b5998" style:text-line-through-style="none" style:font-name="helvetica" fo:font-size="9pt" fo:letter-spacing="normal" fo:font-style="normal" style:text-underline-style="none" fo:font-weight="normal" style:text-blinking="false"/>
    </style:style>
    <style:style style:name="T2" style:family="text">
      <style:text-properties fo:font-variant="normal" fo:text-transform="none" fo:color="#3b5998" style:text-line-through-style="none" style:font-name="helvetica" fo:font-size="9pt" fo:letter-spacing="normal" fo:font-style="normal" style:text-underline-style="none" fo:font-weight="normal" style:text-blinking="false" style:font-style-asian="italic" style:font-style-complex="italic"/>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tax gas without raising taxes</text:p>
      <text:p text:style-name="Standard"/>
      <text:p text:style-name="Standard">While most people agree that we need to cut our emissions, they tend to disagree on how. One good method seems to be the carbon tax (AKA, tax gas heavily). However, while this sounds nice in theory, when you're standing at the pump it watching the numbers go up, it loses a lot of it's appeal. Well it just so happens that we are in the perfect position for a middle ground.</text:p>
      <text:p text:style-name="Standard"/>
      <text:p text:style-name="Standard">Washington's legislature is currently deciding whether or not to put a “revenue neutral tax” on the November ballot. Now how this tax works is reducing income tax, and increasing gas tax. In plain English: this means the price of gas will go up, but so will everyone's salary. And as the price of gas is falling right now, you probably wouldn't even notice the gas tax, and you would definitely notice the increase in your paycheck. </text:p>
      <text:p text:style-name="Standard"/>
      <text:p text:style-name="Standard">Ultimately what this means is the average commuter would be back to square one. The extra money you spent on gas would come back to you in your salary. And if you carpool, bike or use public transport, you would actually earn money from this policy. And if you drive a hummer you would lose money from it, which is fine by me. If any one should be taxed it's the hummer drivers; they are the ethical equivalent of pregnant smokers. Not to mention; it might encourage them to get a more fuel efficient car! </text:p>
      <text:p text:style-name="Standard"/>
      <text:p text:style-name="Standard">So what can you do?</text:p>
      <text:p text:style-name="Standard"/>
      <text:p text:style-name="Standard">You can support this bill. If Washington does it and it works out well, other states will follow, and this is long overdue.</text:p>
      <text:p text:style-name="Standard"/>
      <text:p text:style-name="Standard">For folks from Washington, &lt;b&gt;<text:span text:style-name="T4">write to your senator and two district representatives&lt;/b&gt;! If you don't know who your senator is, you can find your district number &lt;a href=”</text:span><text:a xlink:type="simple" xlink:href="http://leg.wa.gov/LIC/Documents/Maps/Statewide_Legislative_District_Map.pdf" text:style-name="Internet_20_link" text:visited-style-name="Visited_20_Internet_20_Link"><text:span text:style-name="T4">http://leg.wa.gov/LIC/Documents/Maps/Statewide_Legislative_District_Map.pdf</text:span></text:a><text:span text:style-name="T4">”&gt;here&lt;/a&gt;, a list of senators by district number &lt;a href=”</text:span><text:a xlink:type="simple" xlink:href="http://leg.wa.gov/Senate/Senators/Pages/default.aspx" text:style-name="Internet_20_link" text:visited-style-name="Visited_20_Internet_20_Link"><text:span text:style-name="T4">http://leg.wa.gov/Senate/Senators/Pages/default.aspx</text:span></text:a><text:span text:style-name="T4">”&gt;here&lt;/a&gt;, and a list of district representatives &lt;a href=”</text:span><text:a xlink:type="simple" xlink:href="http://leg.wa.gov/house/representatives/Pages/default.aspx" text:style-name="Internet_20_link" text:visited-style-name="Visited_20_Internet_20_Link"><text:span text:style-name="T4">http://leg.wa.gov/house/representatives/Pages/default.aspx</text:span></text:a><text:span text:style-name="T4">”&gt;here&lt;/a&gt;. </text:span></text:p>
      <text:p text:style-name="Standard"><text:span text:style-name="T4">Then email the letter to </text:span></text:p>
      <text:p text:style-name="Standard"/>
      <text:p text:style-name="Standard"><text:span text:style-name="T3">Assuming your income is 57,500 dollars (</text:span><text:a xlink:type="simple" xlink:href="http://www.ofm.wa.gov/economy/hhinc/" office:target-frame-name="_blank" xlink:show="new" text:style-name="Internet_20_link" text:visited-style-name="Visited_20_Internet_20_Link"><text:span text:style-name="T1">www.ofm.wa.gov/economy/hhinc/</text:span></text:a> )<text:span text:style-name="T3">, you live alone and you travel 307 miles a week (american average </text:span><text:a xlink:type="simple" xlink:href="https://www.fhwa.dot.gov/ohim/onh00/bar8.htm" office:target-frame-name="_blank" xlink:show="new" text:style-name="Internet_20_link" text:visited-style-name="Visited_20_Internet_20_Link"><text:span text:style-name="T2">https://www.fhwa.dot.gov/ohim/onh00/bar8.htm</text:span></text:a><text:span text:style-name="T3"> )</text:span></text:p>
      <text:p text:style-name="P1"/>
      <text:p text:style-name="P1">An average car (25 mpg) would save $82 a year</text:p>
      <text:p text:style-name="P1"/>
      <text:p text:style-name="P1">A hybrid car (40 mpg) would save $135 a year</text:p>
      <text:p text:style-name="P1"/>
      <text:p text:style-name="P1">A hummer (10 mpg) would lose $132 a year</text:p>
      <text:p text:style-name="P1"/>
      <text:p text:style-name="P1">A carpooler would save $174 a year</text:p>
      <text:p text:style-name="P1"/>
      <text:p text:style-name="P1">a href=”<text:a xlink:type="simple" xlink:href="http://carbon.cs.washington.edu/individual.html" text:style-name="Internet_20_link" text:visited-style-name="Visited_20_Internet_20_Link">http://carbon.cs.washington.edu/individual.html</text:a>”</text:p>
      <text:p text:style-name="P1"/>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uturaBT Book" svg:font-family="'FuturaBT Book', sans-serif"/>
    <style:font-face style:name="helvetica" svg:font-family="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1-09T12:32:42.72</meta:creation-date>
    <dc:date>2016-01-19T04:05:10.46</dc:date>
    <meta:editing-duration>P1DT10H19M17S</meta:editing-duration>
    <meta:editing-cycles>3</meta:editing-cycles>
    <meta:generator>OpenOffice/4.1.1$Win32 OpenOffice.org_project/411m6$Build-9775</meta:generator>
    <meta:document-statistic meta:table-count="0" meta:image-count="0" meta:object-count="0" meta:page-count="1" meta:paragraph-count="14" meta:word-count="388" meta:character-count="2407"/>
  </office:meta>
</office:document-meta>
</file>